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3.9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/Datasheet/Fournisseur</text:p>
          </table:table-cell>
          <table:table-cell table:style-name="ce7" table:number-columns-repeated="1020"/>
          <table:table-cell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4.7µF</text:p>
          </table:table-cell>
          <table:table-cell table:style-name="ce5" office:value-type="string" calcext:value-type="string">
            <text:p>Capacitor_THT:CP_Radial_D5.0mm_P2.5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0.1mF</text:p>
          </table:table-cell>
          <table:table-cell table:style-name="ce5" office:value-type="string" calcext:value-type="string">
            <text:p>Capacitor_THT:C_Disc_D3.0mm_W1.6mm_P2.5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0.1mF</text:p>
          </table:table-cell>
          <table:table-cell table:style-name="ce5" office:value-type="string" calcext:value-type="string">
            <text:p>Capacitor_THT:C_Disc_D3.0mm_W1.6mm_P2.5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Vert</text:p>
          </table:table-cell>
          <table:table-cell table:style-name="ce5"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bleu</text:p>
          </table:table-cell>
          <table:table-cell table:style-name="ce5"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Rouge</text:p>
          </table:table-cell>
          <table:table-cell table:style-name="ce5"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Jaune</text:p>
          </table:table-cell>
          <table:table-cell table:style-name="ce5"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Sparkfu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Nu</text:p>
          </table:table-cell>
          <table:table-cell table:style-name="ce5" office:value-type="string" calcext:value-type="string">
            <text:p>Sparkfu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Conn_02x14_MKR1010</text:p>
          </table:table-cell>
          <table:table-cell table:style-name="ce5" office:value-type="string" calcext:value-type="string">
            <text:p>e-p-wifi-v2:PinSocket_2x14_MKR1010/Sparkfu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RJ45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 calcext:value-type="string">
            <text:p>LS1</text:p>
          </table:table-cell>
          <table:table-cell table:style-name="ce3" office:value-type="string" calcext:value-type="string">
            <text:p>Speaker</text:p>
          </table:table-cell>
          <table:table-cell table:style-name="ce6" office:value-type="string" calcext:value-type="string">
            <text:p>e-p-wifi:mini_speaker</text:p>
            <text:p><text:a xlink:href="http://cdn.sparkfun.com/datasheets/Components/General/cem-1203-42-.pdf" xlink:type="simple">http://cdn.sparkfun.com/datasheets/Components/General/cem-1203-42-.pdf</text:a></text:p>
          </table:table-cell>
          <table:table-cell table:style-name="ce8" table:number-columns-repeated="1021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2N2222A</text:p>
          </table:table-cell>
          <table:table-cell table:style-name="ce6" office:value-type="string" calcext:value-type="string">
            <text:p>Package_TO_SOT_THT:TO-18-3</text:p>
            <text:p><text:a xlink:href="https://html.alldatasheet.com/html-pdf/15068/PHILIPS/2N2222A/246/1/2N2222A.html" xlink:type="simple">https://html.alldatasheet.com/html-pdf/15068/PHILIPS/2N2222A/246/1/2N2222A.html</text:a></text:p>
          </table:table-cell>
          <table:table-cell table:style-name="ce8" table:number-columns-repeated="1021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4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nclature du Shield MKR wifi 1010 - version filair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4-04-06T11:16:07.231280681</meta:print-date>
    <dc:date>2024-04-06T11:19:26.708695035</dc:date>
    <meta:editing-duration>PT5M21S</meta:editing-duration>
    <meta:editing-cycles>1</meta:editing-cycles>
    <meta:document-statistic meta:table-count="1" meta:cell-count="74" meta:object-count="0"/>
    <meta:generator>LibreOffice/6.4.7.2$Linux_X86_64 LibreOffice_project/40$Build-2</meta:generator>
  </office:meta>
</office:document-meta>
</file>